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38400000233F041B9B6958C546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1.884cm" svg:x="1.185cm" svg:y="9.017cm">
          <draw:image xlink:href="Pictures/100000000000038400000233F041B9B6958C546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2T13:50:21.910217720</meta:creation-date>
    <dc:date>2018-03-12T13:50:34.585061683</dc:date>
    <meta:editing-duration>PT13S</meta:editing-duration>
    <meta:editing-cycles>1</meta:editing-cycles>
    <meta:document-statistic meta:object-count="1"/>
    <meta:generator>LibreOffice/6.0.0.3$MacOSX_X86_64 LibreOffice_project/64a0f66915f38c6217de274f0aa8e15618924765</meta:generator>
  </office:meta>
</office:document-meta>
</file>